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17cm" table:align="left"/>
    </style:style>
    <style:style style:name="Tabla1.A" style:family="table-column">
      <style:table-column-properties style:column-width="5.641cm"/>
    </style:style>
    <style:style style:name="Tabla1.B" style:family="table-column">
      <style:table-column-properties style:column-width="7.692cm"/>
    </style:style>
    <style:style style:name="Tabla1.C" style:family="table-column">
      <style:table-column-properties style:column-width="3.667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5.769cm" fo:margin-left="0.018cm" fo:margin-top="0cm" fo:margin-bottom="0cm" fo:break-before="auto" fo:break-after="auto" table:align="left" style:writing-mode="page"/>
    </style:style>
    <style:style style:name="Tabla2.A" style:family="table-column">
      <style:table-column-properties style:column-width="4.445cm"/>
    </style:style>
    <style:style style:name="Tabla2.B" style:family="table-column">
      <style:table-column-properties style:column-width="3.44cm"/>
    </style:style>
    <style:style style:name="Tabla2.C" style:family="table-column">
      <style:table-column-properties style:column-width="3.942cm"/>
    </style:style>
    <style:style style:name="Tabla2.1" style:family="table-row">
      <style:table-row-properties style:min-row-height="0.767cm" fo:keep-together="auto"/>
    </style:style>
    <style:style style:name="Tabla2.A1" style:family="table-cell">
      <style:table-cell-properties style:vertical-align="" fo:background-color="transparent" fo:padding="0.176cm" fo:border="1pt solid #000000">
        <style:background-image/>
      </style:table-cell-properties>
    </style:style>
    <style:style style:name="Tabla2.2" style:family="table-row">
      <style:table-row-properties fo:keep-together="auto"/>
    </style:style>
    <style:style style:name="Tabla2.3" style:family="table-row">
      <style:table-row-properties style:min-row-height="0.762cm" fo:keep-together="auto"/>
    </style:style>
    <style:style style:name="Tabla2.C4" style:family="table-cell">
      <style:table-cell-properties style:vertical-align="" fo:background-color="#4a86e8" fo:padding="0.176cm" fo:border="1pt solid #000000">
        <style:background-image/>
      </style:table-cell-properties>
    </style:style>
    <style:style style:name="Tabla2.5" style:family="table-row">
      <style:table-row-properties fo:keep-together="auto"/>
    </style:style>
    <style:style style:name="Tabla2.6" style:family="table-row">
      <style:table-row-properties fo:keep-together="auto"/>
    </style:style>
    <style:style style:name="P1" style:family="paragraph" style:parent-style-name="Standard">
      <style:paragraph-properties fo:text-align="center" style:justify-single-word="false"/>
      <style:text-properties fo:font-size="16pt" fo:font-weight="bold" officeooo:rsid="0005a6c2" officeooo:paragraph-rsid="0005a6c2"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5a6c2" officeooo:paragraph-rsid="0005a6c2"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2pt" fo:font-weight="normal" officeooo:rsid="0005a6c2" officeooo:paragraph-rsid="0005a6c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4pt" fo:font-weight="normal" officeooo:rsid="0005a6c2" officeooo:paragraph-rsid="0005a6c2"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bold" officeooo:rsid="0005a6c2" officeooo:paragraph-rsid="0005a6c2"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5a6c2" officeooo:paragraph-rsid="0005a6c2"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rsid="0007d425" officeooo:paragraph-rsid="0007d425"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bold" officeooo:rsid="0005a6c2" officeooo:paragraph-rsid="0005a6c2"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bold" officeooo:rsid="0005a6c2" officeooo:paragraph-rsid="0006b7db"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variant="normal" fo:text-transform="none" fo:color="#374151" loext:opacity="100%" style:font-name="Arial" fo:font-size="12pt" fo:letter-spacing="normal" fo:font-style="normal" fo:font-weight="normal" officeooo:rsid="0005a6c2" officeooo:paragraph-rsid="0005a6c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374151" loext:opacity="100%" style:font-name="Arial" fo:font-size="12pt" fo:letter-spacing="normal" fo:font-style="normal" fo:font-weight="normal" officeooo:rsid="0005a6c2" officeooo:paragraph-rsid="0006b7d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a6c2" officeooo:paragraph-rsid="0005a6c2"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05a6c2" officeooo:paragraph-rsid="0005a6c2"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normal" officeooo:rsid="0005a6c2" officeooo:paragraph-rsid="0005a6c2"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normal" officeooo:rsid="0006b7db" officeooo:paragraph-rsid="0006b7db"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bold" officeooo:rsid="0005a6c2" officeooo:paragraph-rsid="0005a6c2"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bold" officeooo:rsid="0005a6c2" officeooo:paragraph-rsid="0007d425"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variant="normal" fo:text-transform="none" fo:color="#374151" loext:opacity="100%" style:font-name="Arial" fo:font-size="14pt" fo:letter-spacing="normal" fo:font-style="normal" fo:font-weight="bold" officeooo:rsid="0005a6c2" officeooo:paragraph-rsid="000a58e7"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variant="normal" fo:text-transform="none" fo:color="#374151" loext:opacity="100%" style:font-name="Arial" fo:font-size="12pt" fo:letter-spacing="normal" fo:font-style="normal" fo:font-weight="normal" officeooo:rsid="0005a6c2" officeooo:paragraph-rsid="0005a6c2"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variant="normal" fo:text-transform="none" fo:color="#374151" loext:opacity="100%" style:font-name="S hne" fo:font-size="12pt" fo:letter-spacing="normal" fo:font-style="normal" fo:font-weight="normal" officeooo:paragraph-rsid="0007d425"/>
    </style:style>
    <style:style style:name="P21" style:family="paragraph" style:parent-style-name="Standard">
      <style:paragraph-properties fo:text-align="start" style:justify-single-word="false"/>
      <style:text-properties officeooo:paragraph-rsid="000a58e7"/>
    </style:style>
    <style:style style:name="P22" style:family="paragraph" style:parent-style-name="Standard">
      <style:text-properties officeooo:paragraph-rsid="000bdd0f"/>
    </style:style>
    <style:style style:name="P23" style:family="paragraph" style:parent-style-name="Table_20_Contents">
      <style:paragraph-properties fo:margin-left="0cm" fo:margin-right="0cm" fo:text-indent="0cm" style:auto-text-indent="false"/>
    </style:style>
    <style:style style:name="P24" style:family="paragraph" style:parent-style-name="Table_20_Contents">
      <style:paragraph-properties fo:margin-left="0cm" fo:margin-right="0cm" fo:text-indent="0cm" style:auto-text-indent="false"/>
      <style:text-properties fo:font-size="2pt" style:font-size-asian="2pt" style:font-size-complex="2pt"/>
    </style:style>
    <style:style style:name="P25" style:family="paragraph" style:parent-style-name="Table_20_Heading">
      <style:paragraph-properties fo:margin-left="0cm" fo:margin-right="0cm" fo:text-indent="0cm" style:auto-text-indent="false"/>
    </style:style>
    <style:style style:name="P26" style:family="paragraph" style:parent-style-name="Text_20_body">
      <style:paragraph-properties fo:text-align="start" style:justify-single-word="false"/>
      <style:text-properties fo:font-variant="normal" fo:text-transform="none" fo:color="#374151" loext:opacity="100%" style:font-name="S hne" fo:font-size="12pt" fo:letter-spacing="normal" fo:font-style="normal" fo:font-weight="normal" officeooo:rsid="000a58e7" officeooo:paragraph-rsid="000bdd0f"/>
    </style:style>
    <style:style style:name="P27" style:family="paragraph" style:parent-style-name="Text_20_body">
      <style:paragraph-properties fo:text-align="start" style:justify-single-word="false"/>
      <style:text-properties fo:font-variant="normal" fo:text-transform="none" fo:color="#374151" loext:opacity="100%" style:font-name="S hne" fo:font-size="12pt" fo:letter-spacing="normal" fo:font-style="normal" fo:font-weight="normal" officeooo:rsid="000bdd0f" officeooo:paragraph-rsid="000bdd0f"/>
    </style:style>
    <style:style style:name="P28"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0bdd0f"/>
    </style:style>
    <style:style style:name="P29" style:family="paragraph" style:parent-style-name="normal">
      <style:paragraph-properties fo:line-height="100%" fo:orphans="0" fo:widows="0"/>
      <style:text-properties officeooo:paragraph-rsid="000bdd0f"/>
    </style:style>
    <style:style style:name="T1" style:family="text">
      <style:text-properties style:font-name="Arial" fo:font-size="14pt" fo:font-weight="bold" style:font-size-asian="14pt" style:font-weight-asian="bold" style:font-size-complex="14pt" style:font-weight-complex="bold"/>
    </style:style>
    <style:style style:name="T2" style:family="text">
      <style:text-properties style:font-name="Arial" fo:font-size="14pt" fo:font-weight="bold" officeooo:rsid="0005a6c2" style:font-size-asian="14pt" style:font-weight-asian="bold" style:font-size-complex="14pt" style:font-weight-complex="bold"/>
    </style:style>
    <style:style style:name="T3" style:family="text">
      <style:text-properties style:font-name="Arial" fo:font-size="14pt" fo:font-weight="bold" officeooo:rsid="000bdd0f" style:font-size-asian="14pt" style:font-weight-asian="bold" style:font-size-complex="14pt" style:font-weight-complex="bold"/>
    </style:style>
    <style:style style:name="T4" style:family="text">
      <style:text-properties fo:font-variant="normal" fo:text-transform="none" fo:color="#374151" loext:opacity="100%" style:font-name="Arial" fo:letter-spacing="normal" fo:font-style="normal"/>
    </style:style>
    <style:style style:name="T5" style:family="text">
      <style:text-properties fo:font-variant="normal" fo:text-transform="none" fo:color="#374151" loext:opacity="100%" style:font-name="S hne" fo:font-size="12pt" fo:letter-spacing="normal" fo:font-style="normal" fo:font-weight="normal"/>
    </style:style>
    <style:style style:name="T6" style:family="text">
      <style:text-properties fo:font-variant="normal" fo:text-transform="none" fo:color="#374151" loext:opacity="100%" style:font-name="S hne" fo:font-size="12pt" fo:letter-spacing="normal" fo:font-style="normal" fo:font-weight="normal" officeooo:rsid="000a58e7"/>
    </style:style>
    <style:style style:name="T7" style:family="text">
      <style:text-properties officeooo:rsid="0007d425"/>
    </style:style>
    <style:style style:name="T8" style:family="text">
      <style:text-properties officeooo:rsid="0007d425" style:font-size-asian="14pt" style:font-weight-asian="normal" style:font-size-complex="14pt" style:font-weight-complex="normal"/>
    </style:style>
    <style:style style:name="T9" style:family="text">
      <style:text-properties officeooo:rsid="000a58e7"/>
    </style:style>
    <style:style style:name="T10" style:family="text">
      <style:text-properties loext:padding="0.049cm" loext:border="0.06pt solid #d9d9e3"/>
    </style:style>
    <style:style style:name="T11" style:family="text">
      <style:text-properties officeooo:rsid="000bdd0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PRESA INICIATIVA EMPRENDEDORA <text:s/></text:p>
      <text:p text:style-name="P2"/>
      <text:p text:style-name="P2">PROPUESTA DE VALOR : </text:p>
      <text:p text:style-name="P2"/>
      <text:p text:style-name="P3">Nuestra propuesta de valor está específicamente dirigida al público español, con un enfoque especial en los aficionados jóvenes a las zapatillas deportivas, así como en personas de todas las edades que se dedican a la colección de calzado. Consideramos que estos segmentos de la población representan audiencias clave para nuestra oferta.</text:p>
      <text:p text:style-name="P3"/>
      <text:p text:style-name="P3">En términos de clientes más importantes, valoramos a todos nuestros clientes, ya que cada visita a nuestra plataforma contribuye al crecimiento y la visibilidad de nuestro servicio. Cuanto mayor sea la afluencia de usuarios a nuestra página, mayores serán las oportunidades para generar ingresos mediante acuerdos publicitarios. Por lo tanto, consideramos que todos los usuarios, independientemente de su edad o preferencias específicas, son esenciales para el éxito de nuestra empresa. </text:p>
      <text:p text:style-name="P3">Estamos comprometidos en ofrecer una experiencia atractiva y valiosa para todos los visitantes, lo que a su vez fortalecerá nuestra posición en el mercado y maximizará el potencial de ingresos por publicidad.</text:p>
      <text:p text:style-name="P4"/>
      <text:p text:style-name="P5">SEGMENTOS : </text:p>
      <text:p text:style-name="P12"><text:line-break/><text:span text:style-name="T4">Nos centraremos en dos segmentos clave de mercado. En primer lugar, dirigiremos nuestra propuesta de valor hacia el público joven de España, específicamente aquellos apasionados por las zapatillas deportivas. En segundo lugar, nos dirigiremos a personas de todas las edades que se dedican a la colección de calzado. Consideramos que estos dos segmentos representan audiencias estratégicas para nuestra oferta y nos permitirán abordar de manera efectiva diversas preferencias dentro del mercado español. Al enfocarnos en estos dos segmentos, buscamos maximizar la relevancia y atracción de nuestra propuesta de valor, consolidando así nuestra posición en el mercado.</text:span></text:p>
      <text:p text:style-name="P14"/>
      <text:p text:style-name="P8">VALOR AÑADIDO: </text:p>
      <text:p text:style-name="P8"/>
      <text:p text:style-name="P10">Nuestra plataforma ofrece un valor añadido único al proporcionar a los clientes acceso exclusivo a una amplia variedad de sneakers de alta calidad, tanto nuevos como de colección.</text:p>
      <text:p text:style-name="P10">Además, nos destacamos por facilitar el proceso de compra y venta, brindando una experiencia intuitiva y segura. La transparencia en los precios es la clave que agrega valor a la confianza del cliente.</text:p>
      <text:p text:style-name="P11">Opal aborda la necesidad la necesidad de los amantes de las zapatillas de encontrar un espacio centralizado y confiable para comprar, vender y coleccionar calzado.</text:p>
      <text:p text:style-name="P14"/>
      <text:p text:style-name="P8">SERVICIOS OFREIDOS: <text:s/></text:p>
      <text:p text:style-name="P15"/>
      <text:p text:style-name="P19">Para el público joven amante de las sneakers, proporcionamos acceso a las últimas tendencias y lanzamientos exclusivos, facilitando la conexión con sus marcas favoritas. A los coleccionistas de todas las edades, les ofrecemos un mercado especializado con productos únicos y raros, así como herramientas para gestionar y expandir sus colecciones. </text:p>
      <text:p text:style-name="P6"/>
      <text:p text:style-name="P9"><text:soft-page-break/>NECESIDADES CUBIERTAS: </text:p>
      <text:p text:style-name="P9"/>
      <text:p text:style-name="P19">Satisfacemos las pasiones de nuestros clientes proporcionándoles acceso a un mercado diverso y confiable de zapatillas, mientras abordamos la preocupación ambiental al promover el reciclaje y prácticas sostenibles en la industria del calzado. Además, ofrecemos a las marcas la oportunidad de conectarse con un público comprometido y diverso a través de nuestra plataforma, generando ingresos y fortaleciendo nuestra presencia en el mercado.</text:p>
      <text:p text:style-name="P19"/>
      <text:p text:style-name="P17">CANALES : </text:p>
      <text:p text:style-name="P7"/>
      <text:p text:style-name="P20"><text:span text:style-name="T8">Incluimos canales como </text:span>plataformas en línea, redes sociales, asociaciones con influencers y bloggers especializados en sneakers, así como campañas de marketing digital. Además, <text:span text:style-name="T7">l</text:span>a efectividad de los canales puede variar, pero hasta el momento, hemos observado que las redes sociales, especialmente Instagram y Twitter, han sido altamente efectivas para llegar a nuestro público objetivo. <text:span text:style-name="T7">Tambien </text:span>la publicidad en línea a través de plataformas especializadas en moda y calzado ha mostrado buenos resultados.</text:p>
      <text:p text:style-name="P20"/>
      <text:p text:style-name="P18">RELACIÓN CON CLIENTES: </text:p>
      <text:p text:style-name="P18"/>
      <text:p text:style-name="P21"><text:span text:style-name="T5">Opal ofrece un trato cercano a traves de nuestras redes sociales y </text:span><text:span text:style-name="T6">las herramientas que ofrecemos para </text:span>gestionar colecciones <text:span text:style-name="T9">y experiencias </text:span>, notificaciones sobre productos raros y exclusivos, establecemos <text:span text:style-name="T9">asi un </text:span>vínculo <text:span text:style-name="T9">cercano</text:span> basado en la pasión compartida por el calzado.</text:p>
      <text:p text:style-name="P21">Estamos comprometidos a seguir desarrollando relaciones valiosas para continuar mejorando la experiencia de nuestros usuarios y fortalecer nuestra posición en la industria de zapatillas <text:span text:style-name="T9">gracias a los usuarios y a las empresas publicitarias que deciden contratar nuesttra cuota para subir su publicidad en Opal.</text:span></text:p>
      <text:p text:style-name="P18"/>
      <text:p text:style-name="P18">FUENTE DE INGRESOS:</text:p>
      <text:p text:style-name="P18"/>
      <text:p text:style-name="P26"><text:span text:style-name="T11">La empresa Opal ofrece a l</text:span>os clientes <text:s/>paga<text:span text:style-name="T11">r</text:span> un precio fijo, en el que va incluido el precio de las zapatillas y una pequeña comisión que nos llevamos nosotros. En cuánto a los métodos de pago son mediante transferencia, bizum o si es el caso de Apple, se puede pagar con Apple Pay. <text:span text:style-name="T11">En la cual la empresa se </text:span><text:s/>lleva el 10% del precio que paga el cliente.<text:span text:style-name="T11">Ademas se tendran un ingreso aparte por cada publicidad visualizada en nuestra web de cualquier empresa externa.</text:span></text:p>
      <text:p text:style-name="P26"><text:span text:style-name="T2">R</text:span><text:span text:style-name="T3">ECURSO CLAVE :</text:span></text:p>
      <text:p text:style-name="P26"><text:span text:style-name="T11">En la web Opal cada cierto tiempo se realizaran</text:span> sorteos mensuales de zapatillas como estrategia para atraer y retener clientes. Utiliza<text:span text:style-name="T11">ndo</text:span> un sistema automatizado para garantizar imparcialidad en la selección de ganadores. Esta iniciativa busca fomentar la participación constante y fortalecer nuestra presencia en el mercado de sneakers. </text:p>
      <text:p text:style-name="P27"><text:span text:style-name="T1"/></text:p>
      <text:p text:style-name="P27"><text:soft-page-break/><text:span text:style-name="T1">ASOCIACIONES : </text:span></text:p>
      <text:p text:style-name="P26">Opal SL esta caracterizada por contar con un equipo tecnico formado por 4 desarrolladores web en el cual se puede cubrir bien todas las necesidades de la empresa en base a las solicitudes y requerimientos tanto relacionadas con la empresa como con los clientes .</text:p>
      <text:p text:style-name="P27">GESTION DE GASTOS : </text:p>
      <text:p text:style-name="P27"/>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25">Categoría</text:p>
            </table:table-cell>
            <table:table-cell table:style-name="Tabla1.A1" office:value-type="string">
              <text:p text:style-name="P25">Descripción</text:p>
            </table:table-cell>
            <table:table-cell table:style-name="Tabla1.C1" office:value-type="string">
              <text:p text:style-name="P25">Coste Aproximado (€)</text:p>
            </table:table-cell>
          </table:table-row>
        </table:table-header-rows>
        <table:table-row>
          <table:table-cell table:style-name="Tabla1.A2" office:value-type="string">
            <text:p text:style-name="P23"><text:span text:style-name="Strong_20_Emphasis"><text:span text:style-name="T10">Autónomos (x4)</text:span></text:span></text:p>
          </table:table-cell>
          <table:table-cell table:style-name="Tabla1.A2" office:value-type="string">
            <text:p text:style-name="P23">Cuotas de seguridad social y otros tributos individuales</text:p>
          </table:table-cell>
          <table:table-cell table:style-name="Tabla1.C2" office:value-type="string">
            <text:p text:style-name="P23">1,200</text:p>
          </table:table-cell>
        </table:table-row>
        <table:table-row>
          <table:table-cell table:style-name="Tabla1.A2" office:value-type="string">
            <text:p text:style-name="P23"><text:span text:style-name="Strong_20_Emphasis"><text:span text:style-name="T10">Desarrollo y Mantenimiento Web</text:span></text:span></text:p>
          </table:table-cell>
          <table:table-cell table:style-name="Tabla1.A2" office:value-type="string">
            <text:p text:style-name="P23">Hosting, actualizaciones, y soporte técnico 24/7</text:p>
          </table:table-cell>
          <table:table-cell table:style-name="Tabla1.C2" office:value-type="string">
            <text:p text:style-name="P23">800</text:p>
          </table:table-cell>
        </table:table-row>
        <table:table-row>
          <table:table-cell table:style-name="Tabla1.A2" office:value-type="string">
            <text:p text:style-name="P23"><text:span text:style-name="Strong_20_Emphasis"><text:span text:style-name="T10">Publicidad y Marketing</text:span></text:span></text:p>
          </table:table-cell>
          <table:table-cell table:style-name="Tabla1.A2" office:value-type="string">
            <text:p text:style-name="P23">Campañas para atraer usuarios a la plataforma</text:p>
          </table:table-cell>
          <table:table-cell table:style-name="Tabla1.C2" office:value-type="string">
            <text:p text:style-name="P23">500</text:p>
          </table:table-cell>
        </table:table-row>
        <table:table-row>
          <table:table-cell table:style-name="Tabla1.A2" office:value-type="string">
            <text:p text:style-name="P23"><text:span text:style-name="Strong_20_Emphasis"><text:span text:style-name="T10">Otros Gastos Operativos</text:span></text:span></text:p>
          </table:table-cell>
          <table:table-cell table:style-name="Tabla1.A2" office:value-type="string">
            <text:p text:style-name="P23">Gastos diversos, como servicios profesionales, software, etc.</text:p>
          </table:table-cell>
          <table:table-cell table:style-name="Tabla1.C2" office:value-type="string">
            <text:p text:style-name="P23">300</text:p>
          </table:table-cell>
        </table:table-row>
        <table:table-row>
          <table:table-cell table:style-name="Tabla1.A2" office:value-type="string">
            <text:p text:style-name="P23"><text:span text:style-name="Strong_20_Emphasis"><text:span text:style-name="T10">Reserva para Contingencias</text:span></text:span></text:p>
          </table:table-cell>
          <table:table-cell table:style-name="Tabla1.A2" office:value-type="string">
            <text:p text:style-name="P23">Fondos para imprevistos y situaciones no previstas</text:p>
          </table:table-cell>
          <table:table-cell table:style-name="Tabla1.C2" office:value-type="string">
            <text:p text:style-name="P23">200</text:p>
          </table:table-cell>
        </table:table-row>
        <table:table-row>
          <table:table-cell table:style-name="Tabla1.A2" office:value-type="string">
            <text:p text:style-name="P23"><text:span text:style-name="Strong_20_Emphasis"><text:span text:style-name="T10">Total Gastos Mensuales Aproximados</text:span></text:span></text:p>
          </table:table-cell>
          <table:table-cell table:style-name="Tabla1.A2" office:value-type="string">
            <text:p text:style-name="P24"/>
          </table:table-cell>
          <table:table-cell table:style-name="Tabla1.C2" office:value-type="string">
            <text:p text:style-name="Table_20_Contents">3,000</text:p>
          </table:table-cell>
        </table:table-row>
        <table:table-row>
          <table:table-cell table:style-name="Tabla1.A2" office:value-type="string">
            <text:p text:style-name="P23"/>
          </table:table-cell>
          <table:table-cell table:style-name="Tabla1.A2" office:value-type="string">
            <text:p text:style-name="P24"/>
          </table:table-cell>
          <table:table-cell table:style-name="Tabla1.C2" office:value-type="string">
            <text:p text:style-name="Table_20_Contents"/>
          </table:table-cell>
        </table:table-row>
      </table:table>
      <text:p text:style-name="P27"><text:tab/><text:tab/><text:tab/><text:tab/><text:tab/><text:tab/><text:tab/><text:tab/><text:tab/><text:tab/></text:p>
      <text:p text:style-name="P27"/>
      <table:table table:name="Tabla2" table:style-name="Tabla2">
        <table:table-column table:style-name="Tabla2.A"/>
        <table:table-column table:style-name="Tabla2.B"/>
        <table:table-column table:style-name="Tabla2.C" table:number-columns-repeated="2"/>
        <table:table-row table:style-name="Tabla2.1">
          <table:table-cell table:style-name="Tabla2.A1" office:value-type="string">
            <text:p text:style-name="P28">Sistemas Informáticos</text:p>
          </table:table-cell>
          <table:table-cell table:style-name="Tabla2.A1" office:value-type="string">
            <text:p text:style-name="P28">1150€</text:p>
          </table:table-cell>
          <table:table-cell table:style-name="Tabla2.A1" office:value-type="string">
            <text:p text:style-name="P28">Capital Social</text:p>
          </table:table-cell>
          <table:table-cell table:style-name="Tabla2.A1" office:value-type="string">
            <text:p text:style-name="P28">2000€</text:p>
          </table:table-cell>
        </table:table-row>
        <table:table-row table:style-name="Tabla2.2">
          <table:table-cell table:style-name="Tabla2.A1" office:value-type="string">
            <text:p text:style-name="P28">Mobiliario</text:p>
          </table:table-cell>
          <table:table-cell table:style-name="Tabla2.A1" office:value-type="string">
            <text:p text:style-name="P28">370€</text:p>
          </table:table-cell>
          <table:table-cell table:style-name="Tabla2.A1" office:value-type="string">
            <text:p text:style-name="P28">Préstamos Largo Pl</text:p>
          </table:table-cell>
          <table:table-cell table:style-name="Tabla2.A1" office:value-type="string">
            <text:p text:style-name="P28">6000€</text:p>
          </table:table-cell>
        </table:table-row>
        <table:table-row table:style-name="Tabla2.3">
          <table:table-cell table:style-name="Tabla2.A1" office:value-type="string">
            <text:p text:style-name="P28">Agua y Luz</text:p>
          </table:table-cell>
          <table:table-cell table:style-name="Tabla2.A1" office:value-type="string">
            <text:p text:style-name="P28">300€</text:p>
          </table:table-cell>
          <table:table-cell table:style-name="Tabla2.A1" office:value-type="string">
            <text:p text:style-name="P28">Deuda Corta Pl</text:p>
          </table:table-cell>
          <table:table-cell table:style-name="Tabla2.A1" office:value-type="string">
            <text:p text:style-name="P29">0€</text:p>
          </table:table-cell>
        </table:table-row>
        <table:table-row table:style-name="Tabla2.3">
          <table:table-cell table:style-name="Tabla2.A1" office:value-type="string">
            <text:p text:style-name="P28">Mantenimiento Web</text:p>
          </table:table-cell>
          <table:table-cell table:style-name="Tabla2.A1" office:value-type="string">
            <text:p text:style-name="P28">100€</text:p>
          </table:table-cell>
          <table:table-cell table:style-name="Tabla2.C4" office:value-type="string">
            <text:p text:style-name="P28"/>
          </table:table-cell>
          <table:table-cell table:style-name="Tabla2.C4" office:value-type="string">
            <text:p text:style-name="P29"/>
          </table:table-cell>
        </table:table-row>
        <table:table-row table:style-name="Tabla2.5">
          <table:table-cell table:style-name="Tabla2.A1" office:value-type="string">
            <text:p text:style-name="P28">Disponible</text:p>
          </table:table-cell>
          <table:table-cell table:style-name="Tabla2.A1" office:value-type="string">
            <text:p text:style-name="P28">6080€</text:p>
          </table:table-cell>
          <table:table-cell table:style-name="Tabla2.C4" office:value-type="string">
            <text:p text:style-name="P28"/>
          </table:table-cell>
          <table:table-cell table:style-name="Tabla2.C4" office:value-type="string">
            <text:p text:style-name="P28"/>
          </table:table-cell>
        </table:table-row>
        <table:table-row table:style-name="Tabla2.6">
          <table:table-cell table:style-name="Tabla2.A1" office:value-type="string">
            <text:p text:style-name="P28">TOTAL</text:p>
          </table:table-cell>
          <table:table-cell table:style-name="Tabla2.A1" office:value-type="string">
            <text:p text:style-name="P28">8000€</text:p>
          </table:table-cell>
          <table:table-cell table:style-name="Tabla2.A1" office:value-type="string">
            <text:p text:style-name="P28">TOTAL</text:p>
          </table:table-cell>
          <table:table-cell table:style-name="Tabla2.A1" office:value-type="string">
            <text:p text:style-name="P28">8000€</text:p>
          </table:table-cell>
        </table:table-row>
      </table:table>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1-30T13:42:08.206000000</dc:date>
    <meta:editing-duration>PT4H20S</meta:editing-duration>
    <meta:editing-cycles>3</meta:editing-cycles>
    <meta:generator>LibreOffice/7.6.0.3$Windows_X86_64 LibreOffice_project/69edd8b8ebc41d00b4de3915dc82f8f0fc3b6265</meta:generator>
    <meta:document-statistic meta:table-count="2" meta:image-count="0" meta:object-count="0" meta:page-count="3" meta:paragraph-count="68" meta:word-count="907" meta:character-count="6061" meta:non-whitespace-character-count="5193"/>
  </office:meta>
</office:document-meta>
</file>